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5"/>
    <style:style style:name="P4" style:family="paragraph" style:parent-style-name="Standard">
      <style:paragraph-properties fo:break-before="page"/>
    </style:style>
    <style:style style:name="P5" style:family="paragraph" style:parent-style-name="Heading_20_2">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écificités</text:h>
      <text:list xml:id="list5470001894508664534" text:style-name="L1">
        <text:list-item>
          <text:p text:style-name="P1">16 instruments par kit</text:p>
        </text:list-item>
        <text:list-item>
          <text:p text:style-name="P1">16 patterns de 32 pas max</text:p>
        </text:list-item>
        <text:list-item>
          <text:p text:style-name="P1">4 songs de 256 patterns</text:p>
        </text:list-item>
      </text:list>
      <text:h text:style-name="Heading_20_2" text:outline-level="2">Kits</text:h>
      <text:list xml:id="list1321878220100860695" text:style-name="L2">
        <text:list-item>
          <text:p text:style-name="P2">Nom de l'instrument<text:tab/><text:tab/><text:tab/>15 + terminator '\0'<text:tab/></text:p>
        </text:list-item>
        <text:list-item>
          <text:p text:style-name="P2">Canal midi / Type de note<text:tab/><text:tab/>1</text:p>
        </text:list-item>
        <text:list-item>
          <text:p text:style-name="P2">Numéro de note<text:tab/><text:tab/><text:tab/>1<text:tab/></text:p>
        </text:list-item>
        <text:list-item>
          <text:p text:style-name="P2">Velocité<text:tab/><text:tab/><text:tab/><text:tab/>1</text:p>
        </text:list-item>
      </text:list>
      <text:p text:style-name="Standard">Total par instrument<text:tab/><text:tab/><text:tab/><text:tab/>19</text:p>
      <text:p text:style-name="Standard">Total par kit<text:tab/><text:tab/><text:tab/><text:tab/><text:tab/>304</text:p>
      <text:h text:style-name="Heading_20_2" text:outline-level="2">Patterns</text:h>
      <text:p text:style-name="Standard"><text:tab/>Il y a 16 instruments répartis sur 2 octets pour un nombre de 32 pas, groove et last note sur un octet, ce qui nous donne un total de 65 octets par pattern et donc 1040 octets pour 16 patterns.</text:p>
      <text:h text:style-name="Heading_20_2" text:outline-level="2">Song</text:h>
      <text:p text:style-name="Standard"><text:tab/>Les numéros de patterns sont stockés à deux par octets, ce qui nous fait un total de 128 octets par song et donc 512 octets pour 4 songs.</text:p>
      <text:p text:style-name="Standard"/>
      <text:p text:style-name="P4"><text:tab/>Voici quelques kits impléméntés en ROM. Il y a bien sûr des kits utilisateurs en RAM.</text:p>
      <text:h text:style-name="Heading_20_2" text:outline-level="2">TR707</text:h>
      <text:list xml:id="list9108394077444498777" text:style-name="L5">
        <text:list-item>
          <text:p text:style-name="P3">1<text:tab/>BD1<text:tab/><text:tab/>Bass Drum l<text:tab/><text:tab/>36</text:p>
        </text:list-item>
        <text:list-item>
          <text:p text:style-name="P3">2<text:tab/>BD2<text:tab/><text:tab/>Bass Drum 2<text:tab/><text:tab/>37</text:p>
        </text:list-item>
        <text:list-item>
          <text:p text:style-name="P3">3<text:tab/>SD1<text:tab/><text:tab/>Snare Drum 1<text:tab/><text:tab/>38</text:p>
        </text:list-item>
        <text:list-item>
          <text:p text:style-name="P3">4<text:tab/>SD2<text:tab/><text:tab/>Snare Drum 2<text:tab/><text:tab/>39</text:p>
        </text:list-item>
        <text:list-item>
          <text:p text:style-name="P3">5<text:tab/>LT<text:tab/><text:tab/>Low Tom<text:tab/><text:tab/>40</text:p>
        </text:list-item>
        <text:list-item>
          <text:p text:style-name="P3">6<text:tab/>MT<text:tab/><text:tab/>Medium Tom<text:tab/><text:tab/>41</text:p>
        </text:list-item>
        <text:list-item>
          <text:p text:style-name="P3">7<text:tab/>HT<text:tab/><text:tab/>High Tom<text:tab/><text:tab/>42</text:p>
        </text:list-item>
        <text:list-item>
          <text:p text:style-name="P3">8<text:tab/>RS<text:tab/><text:tab/>Rim Shot<text:tab/><text:tab/>43</text:p>
        </text:list-item>
        <text:list-item>
          <text:p text:style-name="P3">9<text:tab/>COW<text:tab/><text:tab/>Cowbell<text:tab/><text:tab/>44</text:p>
        </text:list-item>
        <text:list-item>
          <text:p text:style-name="P3">10<text:tab/>HCP<text:tab/><text:tab/>Hand Clap<text:tab/><text:tab/>45</text:p>
        </text:list-item>
        <text:list-item>
          <text:p text:style-name="P3">11<text:tab/>TAMB<text:tab/><text:tab/>Tambourine<text:tab/><text:tab/>46</text:p>
        </text:list-item>
        <text:list-item>
          <text:p text:style-name="P3">12<text:tab/>CHH1<text:tab/><text:tab/>Closed Hit Hat 1<text:tab/>47</text:p>
        </text:list-item>
        <text:list-item>
          <text:p text:style-name="P3">13<text:tab/>CHH2<text:tab/><text:tab/>Closed Hit Hat 2<text:tab/>47</text:p>
        </text:list-item>
        <text:list-item>
          <text:p text:style-name="P3">14<text:tab/>OHH<text:tab/><text:tab/>Open Hit Hat<text:tab/><text:tab/>48</text:p>
        </text:list-item>
        <text:list-item>
          <text:p text:style-name="P3">15<text:tab/>CR<text:tab/><text:tab/>Crash<text:tab/><text:tab/><text:tab/>49</text:p>
        </text:list-item>
        <text:list-item>
          <text:p text:style-name="P3">16<text:tab/>RI<text:tab/><text:tab/>Ride<text:tab/><text:tab/><text:tab/>50</text:p>
        </text:list-item>
      </text:list>
      <text:h text:style-name="Heading_20_2" text:outline-level="2">General Midi</text:h>
      <text:list xml:id="list34812889" text:continue-numbering="true" text:style-name="L5">
        <text:list-item>
          <text:p text:style-name="P3">1<text:tab/>ABD<text:tab/><text:tab/>Acoustic Bass Drum <text:tab/>35</text:p>
        </text:list-item>
        <text:list-item>
          <text:p text:style-name="P3">2<text:tab/>BD<text:tab/><text:tab/>Bass Drum<text:tab/><text:tab/>36</text:p>
        </text:list-item>
        <text:list-item>
          <text:p text:style-name="P3">3<text:tab/>ASD<text:tab/><text:tab/>Acoustic Snare Drum 38</text:p>
        </text:list-item>
        <text:list-item>
          <text:p text:style-name="P3">4<text:tab/>SD<text:tab/><text:tab/>Snare Drum<text:tab/><text:tab/>40</text:p>
        </text:list-item>
        <text:list-item>
          <text:p text:style-name="P3">5<text:tab/>LT<text:tab/><text:tab/>Low Tom<text:tab/><text:tab/>45</text:p>
        </text:list-item>
        <text:list-item>
          <text:p text:style-name="P3">6<text:tab/>MT<text:tab/><text:tab/>Medium Tom<text:tab/><text:tab/>47</text:p>
        </text:list-item>
        <text:list-item>
          <text:p text:style-name="P3">7<text:tab/>HT<text:tab/><text:tab/>High Tom<text:tab/><text:tab/>50</text:p>
        </text:list-item>
        <text:list-item>
          <text:p text:style-name="P3">8<text:tab/>SS<text:tab/><text:tab/>Side stick<text:tab/><text:tab/>37</text:p>
        </text:list-item>
        <text:list-item>
          <text:p text:style-name="P3">9<text:tab/>COW<text:tab/><text:tab/>Cowbell<text:tab/><text:tab/>56</text:p>
        </text:list-item>
        <text:list-item>
          <text:p text:style-name="P3">10<text:tab/>HCP<text:tab/><text:tab/>Hand Clap<text:tab/><text:tab/>39</text:p>
        </text:list-item>
        <text:list-item>
          <text:p text:style-name="P3">11<text:tab/>TAMB<text:tab/><text:tab/>Tambourine<text:tab/><text:tab/>54</text:p>
        </text:list-item>
        <text:list-item>
          <text:p text:style-name="P3">12<text:tab/>CHH<text:tab/><text:tab/>Closed Hit Hat<text:tab/>42</text:p>
        </text:list-item>
        <text:list-item>
          <text:p text:style-name="P3">13<text:tab/>PHH<text:tab/><text:tab/>Pedal Hit Hat<text:tab/><text:tab/>44</text:p>
        </text:list-item>
        <text:list-item>
          <text:p text:style-name="P3">14<text:tab/>OHH<text:tab/><text:tab/>Open Hit Hat<text:tab/><text:tab/>46</text:p>
        </text:list-item>
        <text:list-item>
          <text:p text:style-name="P3">15<text:tab/>CR<text:tab/><text:tab/>Crash<text:tab/><text:tab/><text:tab/>49</text:p>
        </text:list-item>
        <text:list-item>
          <text:p text:style-name="P3">16<text:tab/>RI<text:tab/><text:tab/>Ride<text:tab/><text:tab/><text:tab/>51</text:p>
        </text:list-item>
      </text:list>
      <text:h text:style-name="Heading_20_2" text:outline-level="2"/>
      <text:h text:style-name="P5" text:outline-level="2">Arturia Drum Brute</text:h>
      <text:list xml:id="list34796700" text:continue-numbering="true" text:style-name="L5">
        <text:list-item>
          <text:p text:style-name="P3">1<text:tab/>BD1<text:tab/><text:tab/>Bass Drum 1<text:tab/> <text:tab/>36</text:p>
        </text:list-item>
        <text:list-item>
          <text:p text:style-name="P3">2<text:tab/>BD2<text:tab/><text:tab/>Bass Drum 2<text:tab/><text:tab/>37</text:p>
        </text:list-item>
        <text:list-item>
          <text:p text:style-name="P3">3<text:tab/>SD<text:tab/><text:tab/>Snare Drum <text:s/><text:tab/><text:tab/>38</text:p>
        </text:list-item>
        <text:list-item>
          <text:p text:style-name="P3">4<text:tab/>CL<text:tab/><text:tab/>Clave<text:tab/><text:tab/><text:tab/>41</text:p>
        </text:list-item>
        <text:list-item>
          <text:p text:style-name="P3">5<text:tab/>LT<text:tab/><text:tab/>Low Tom<text:tab/><text:tab/>47</text:p>
        </text:list-item>
        <text:list-item>
          <text:p text:style-name="P3">6<text:tab/>LCG<text:tab/><text:tab/>Low Conga<text:tab/><text:tab/>46</text:p>
        </text:list-item>
        <text:list-item>
          <text:p text:style-name="P3">7<text:tab/>HT<text:tab/><text:tab/>High Tom<text:tab/><text:tab/>45</text:p>
        </text:list-item>
        <text:list-item>
          <text:p text:style-name="P3">8<text:tab/>RS<text:tab/><text:tab/>Rim Shot<text:tab/><text:tab/>40</text:p>
        </text:list-item>
        <text:list-item>
          <text:p text:style-name="P3">9<text:tab/>HCG<text:tab/><text:tab/>High Conga<text:tab/><text:tab/>44</text:p>
        </text:list-item>
        <text:list-item>
          <text:p text:style-name="P3">10<text:tab/>HCP<text:tab/><text:tab/>Hand Clap<text:tab/><text:tab/>39</text:p>
        </text:list-item>
        <text:list-item>
          <text:p text:style-name="P3">11<text:tab/>TAMB<text:tab/><text:tab/>Tambourine<text:tab/><text:tab/>51</text:p>
        </text:list-item>
        <text:list-item>
          <text:p text:style-name="P3">12<text:tab/>CHH<text:tab/><text:tab/>Closed Hit Hat<text:tab/>42</text:p>
        </text:list-item>
        <text:list-item>
          <text:p text:style-name="P3">13<text:tab/>MAR<text:tab/><text:tab/>Maracas<text:tab/><text:tab/>50</text:p>
        </text:list-item>
        <text:list-item>
          <text:p text:style-name="P3">14<text:tab/>OHH<text:tab/><text:tab/>Open Hit Hat<text:tab/><text:tab/>43</text:p>
        </text:list-item>
        <text:list-item>
          <text:p text:style-name="P3">15<text:tab/>CR<text:tab/><text:tab/>Crash<text:tab/><text:tab/><text:tab/>49</text:p>
        </text:list-item>
        <text:list-item>
          <text:p text:style-name="P3">16<text:tab/>RI<text:tab/><text:tab/>Ride<text:tab/><text:tab/><text:tab/>48</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59M21S</meta:editing-duration>
    <meta:editing-cycles>9</meta:editing-cycles>
    <meta:generator>OpenOffice/4.1.1$Win32 OpenOffice.org_project/411m6$Build-9775</meta:generator>
    <dc:date>2019-10-08T14:59:57.43</dc:date>
    <dc:creator>Pierre Faller</dc:creator>
    <meta:document-statistic meta:table-count="0" meta:image-count="0" meta:object-count="0" meta:page-count="3" meta:paragraph-count="67" meta:word-count="437" meta:character-count="1757"/>
    <meta:user-defined meta:name="Info 1"/>
    <meta:user-defined meta:name="Info 2"/>
    <meta:user-defined meta:name="Info 3"/>
    <meta:user-defined meta:name="Info 4"/>
  </office:meta>
</office:document-meta>
</file>